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6.956cm" table:align="left"/>
    </style:style>
    <style:style style:name="Таблиця1.A" style:family="table-column">
      <style:table-column-properties style:column-width="0.93cm"/>
    </style:style>
    <style:style style:name="Таблиця1.B" style:family="table-column">
      <style:table-column-properties style:column-width="4.736cm"/>
    </style:style>
    <style:style style:name="Таблиця1.C" style:family="table-column">
      <style:table-column-properties style:column-width="2.833cm"/>
    </style:style>
    <style:style style:name="Таблиця1.F" style:family="table-column">
      <style:table-column-properties style:column-width="2.792cm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F1" style:family="table-cell">
      <style:table-cell-properties fo:padding="0.097cm" fo:border="0.002cm solid #000000"/>
    </style:style>
    <style:style style:name="Таблиця1.C2" style:family="table-cell">
      <style:table-cell-properties fo:padding="0.097cm" fo:border-left="0.002cm solid #000000" fo:border-right="none" fo:border-top="none" fo:border-bottom="0.002cm solid #000000"/>
    </style:style>
    <style:style style:name="Таблиця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language="uk" fo:country="UA" style:font-size-asian="14.6999998092651pt" style:font-size-complex="16.7999992370605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style:font-size-asian="14.6999998092651pt" style:font-style-asian="italic" style:font-size-complex="16.7999992370605pt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language="uk" fo:country="UA" style:font-size-asian="12.6000003814697pt" style:font-size-complex="14.3999996185303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language="uk" fo:country="UA" style:font-size-asian="12.6000003814697pt" style:font-size-complex="14.3999996185303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uk" fo:country="UA" fo:font-weight="normal" style:font-size-asian="12.6000003814697pt" style:font-weight-asian="normal" style:font-size-complex="14.3999996185303pt" style:font-weight-complex="normal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line-height="150%" fo:break-before="page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Liberation Serif" style:font-name-asian="DejaVu Sans" style:font-name-complex="DejaVu Sans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style:font-name-asian="DejaVu Sans1" style:font-name-complex="DejaVu Sans1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</text:p>
      <text:p text:style-name="P1">Львівський національний університет імені Івана Франка</text:p>
      <text:p text:style-name="P1">Факультет електроніки</text:p>
      <text:p text:style-name="P1">Кафедра радіофізики</text:p>
      <text:p text:style-name="P1"/>
      <text:p text:style-name="P1"/>
      <text:p text:style-name="P1"/>
      <text:p text:style-name="P1">ЗВІТ</text:p>
      <text:p text:style-name="P1">про проходження <text:s/>(<text:span text:style-name="T4">назва</text:span>) практики</text:p>
      <text:p text:style-name="P1">студентом групи ФЕІ-хх (прізвище та ініціали)</text:p>
      <text:p text:style-name="P1"/>
      <text:p text:style-name="P2">назва</text:p>
      <text:p text:style-name="P2">І-й курс — навчально-програмувальна</text:p>
      <text:p text:style-name="P2">ІІ-й курс — навчально-технологічна</text:p>
      <text:p text:style-name="P2">ІІІ-й курс — проектно-технологіч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ьвів-2011</text:p>
      <text:p text:style-name="P4"><text:soft-page-break/>Зміст</text:p>
      <text:p text:style-name="P4">Завданнях1<text:tab/><text:tab/><text:tab/><text:tab/><text:tab/><text:tab/><text:tab/><text:tab/><text:tab/><text:tab/><text:tab/>3</text:p>
      <text:p text:style-name="P4"/>
      <text:p text:style-name="P4"/>
      <text:p text:style-name="P4">Додаток. Щоденник прак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/>ЩОДЕННИК ПРАКТИКИ </text:p>
      <text:p text:style-name="P6">студента___________________________________________________________ </text:p>
      <text:p text:style-name="P6"><text:s text:c="28"/>(прізвище, ім’я, по батькові) </text:p>
      <text:p text:style-name="P6">факультету електроніки</text:p>
      <text:p text:style-name="P6">курс_______________________________група___________________________ </text:p>
      <text:p text:style-name="P6">спеціальність_______________________________________________________ </text:p>
      <text:p text:style-name="P6"><text:s text:c="35"/>(номер, назва) </text:p>
      <text:p text:style-name="P6">_____________________________________________________________________________ </text:p>
      <text:p text:style-name="P6"/>
      <text:p text:style-name="P6"/>
      <text:p text:style-name="P6"/>
      <text:p text:style-name="P7"><text:s text:c="28"/>РОЗПОРЯДЖЕННЯ </text:p>
      <text:p text:style-name="P7"><text:s text:c="10"/>ПРО СКЕРУВАННЯ СТУДЕНТА НА ПРАКТИКУ </text:p>
      <text:p text:style-name="P6">Студент___________________________________________________________ </text:p>
      <text:p text:style-name="P6"><text:s text:c="34"/>(прізвище, ім’я, по батькові) </text:p>
      <text:p text:style-name="P6">скеровується на ____________________________________________практику </text:p>
      <text:p text:style-name="P6"><text:s text:c="41"/>(вид практики) </text:p>
      <text:p text:style-name="P6">місто Львів на кафедру радіофізики факультету електроніки</text:p>
      <text:p text:style-name="P6"><text:s text:c="54"/></text:p>
      <text:p text:style-name="P6">Термін практики з <text:s text:c="9"/><text:span text:style-name="T1">30.</text:span><text:span text:style-name="T2">6.2011р.</text:span> <text:s text:c="8"/>По <text:s/><text:span text:style-name="T2">20.7.2011</text:span> р. </text:p>
      <text:p text:style-name="P6">Керівник практики від ВЗО, факультету________________________________ </text:p>
      <text:p text:style-name="P6">_____________________________________________________________________________ </text:p>
      <text:p text:style-name="P6"><text:s text:c="26"/>(посада, прізвище, ім’я, по батькові) </text:p>
      <text:p text:style-name="P6"/>
      <text:p text:style-name="P6">Печатка ВЗО </text:p>
      <text:p text:style-name="P6"/>
      <text:p text:style-name="P6"/>
      <text:p text:style-name="P6"/>
      <text:p text:style-name="P6"/>
      <text:p text:style-name="P12"/>
      <text:p text:style-name="P9">1. Головні положення практики </text:p>
      <text:p text:style-name="P8">1.1. Студент, відбуваючи на практику, повинен отримати інструктаж керівника практики, а також: </text:p>
      <text:p text:style-name="P8"><text:s text:c="3"/>• інструктивний матеріал; </text:p>
      <text:p text:style-name="P8"><text:s text:c="3"/>• календарний графік проходження практики; </text:p>
      <text:p text:style-name="P8"><text:s text:c="3"/>• скерування на практику. </text:p>
      <text:p text:style-name="P8">1.2. Прибувши на базу практики, студент повинен подати керівникові щоденник, пройти інструктаж з техніки безпеки й пожежної профілактики, ознайомитися з робочим місцем, правилами експлуатації устаткування та уточнити план проходження практики. </text:p>
      <text:p text:style-name="P8">1.3. Під час проходження практики студент зобов’язаний суворо дотримуватися правил внутрішнього розпорядку підприємства, установи. </text:p>
      <text:p text:style-name="P8">1.4. Звіт про виконання практики студент складає відповідно до календарного графіка та проходження практики і додаткових вказівок керівника від університету та від підприємства/установи. </text:p>
      <text:p text:style-name="P8">1.5. Практику студента оцінюють за чотирибальною системою й враховують у призначенні стипендії. </text:p>
      <text:p text:style-name="P8">1.6. Студента, який не виконав вимог практики й отримав негативний відгук про роботу або незадовільну оцінку під час захисту звіту, скеровують повторно на практику під час канікул або в позанавчальний час. </text:p>
      <text:p text:style-name="P9">2. Календарний графік проходження практики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 table:number-columns-repeated="3"/>
        <table:table-column table:style-name="Таблиця1.F"/>
        <table:table-row>
          <table:table-cell table:style-name="Таблиця1.A1" table:number-rows-spanned="2" office:value-type="string">
            <text:p text:style-name="P14">№</text:p>
            <text:p text:style-name="P15">з/п</text:p>
          </table:table-cell>
          <table:table-cell table:style-name="Таблиця1.A1" table:number-rows-spanned="2" office:value-type="string">
            <text:p text:style-name="P16">Назви робіт <text:s text:c="68"/></text:p>
            <text:p text:style-name="P17"><text:s text:c="12"/></text:p>
          </table:table-cell>
          <table:table-cell table:style-name="Таблиця1.A1" table:number-columns-spanned="3" office:value-type="string">
            <text:p text:style-name="P16">Тижні проходження практики <text:s text:c="14"/></text:p>
          </table:table-cell>
          <table:covered-table-cell/>
          <table:covered-table-cell/>
          <table:table-cell table:style-name="Таблиця1.F1" table:number-rows-spanned="2" office:value-type="string">
            <text:p text:style-name="P17">Відмітка <text:s/>про виконання <text:s text:c="30"/></text:p>
          </table:table-cell>
        </table:table-row>
        <table:table-row>
          <table:covered-table-cell/>
          <table:covered-table-cell/>
          <table:table-cell table:style-name="Таблиця1.C2" office:value-type="string">
            <text:p text:style-name="P17">перший</text:p>
          </table:table-cell>
          <table:table-cell table:style-name="Таблиця1.C2" office:value-type="string">
            <text:p text:style-name="P17">другий</text:p>
          </table:table-cell>
          <table:table-cell table:style-name="Таблиця1.C2" office:value-type="string">
            <text:p text:style-name="P17">третій <text:s/></text:p>
          </table:table-cell>
          <table:covered-table-cell/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  <table:table-row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C2" office:value-type="string">
            <text:p text:style-name="P17"/>
          </table:table-cell>
          <table:table-cell table:style-name="Таблиця1.F3" office:value-type="string">
            <text:p text:style-name="P17"/>
          </table:table-cell>
        </table:table-row>
      </table:table>
      <text:p text:style-name="P9">Підпис керівника практики від університету _________________________</text:p>
      <text:p text:style-name="P9"/>
      <text:p text:style-name="P9"/>
      <text:p text:style-name="P13">4. Висновок керівника практики від кафедри про роботу студента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“ <text:s text:c="5"/>” _____________________ <text:s text:c="6"/>р. </text:p>
      <text:p text:style-name="P9">Залікова оцінка з практики ________________________________________ </text:p>
      <text:p text:style-name="P9">Підпис керівника з практики від університету________________________ </text:p>
      <text:p text:style-name="P9"/>
      <text:p text:style-name="P9"/>
      <text:p text:style-name="P13">5. Робочі записи під час практики____________________________________ _____________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>________________________________________________________________________________ </text:p>
      <text:p text:style-name="P9"/>
      <text:p text:style-name="P13">6. Правила ведення й оформлення щоденника </text:p>
      <text:p text:style-name="P10">6.1. Щоденник – основний документ студента під час проходження практики. </text:p>
      <text:p text:style-name="P10">6.2. Якщо студент проходить практику поза межами університету, щоденник є також посвідченням про відрядження студента, що підтверджує тривалість його перебування на практиці. </text:p>
      <text:p text:style-name="P10">6.3. Під час практики студент повинен коротко записувати щоденне виконання календарного графіка проходження практики. Детальні записи треба вести в робочих зошитах, які є продовженням щоденника. </text:p>
      <text:p text:style-name="P10">6.4. Не рідше ніж раз у тиждень студент зобов’язаний подавати щоденник на перегляд керівникам практики від університету й від підприємства, які перевіряють щоденник, дають письмові зауваження, додаткові завдання й підписують зроблені студентом записи. </text:p>
      <text:p text:style-name="P10">6.5. Після закінчення практики щоденник разом зі звітом переглядають керівники практики, які складають відгуки й підписують їх. </text:p>
      <text:p text:style-name="P5">6.6. Відповідно оформлений щоденник разом зі звітом студент здає на кафедру. Практику не зараховують, якщо щоденник не оформлений відповідно до вимог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12T11:55:18.42</meta:creation-date>
    <dc:date>2011-07-12T12:06:04.90</dc:date>
    <meta:editing-duration>PT00H10M47S</meta:editing-duration>
    <meta:editing-cycles>2</meta:editing-cycles>
    <meta:generator>OpenOffice.org/3.0$Win32 OpenOffice.org_project/300m15$Build-9379</meta:generator>
    <meta:document-statistic meta:table-count="1" meta:image-count="0" meta:object-count="0" meta:page-count="8" meta:paragraph-count="134" meta:word-count="497" meta:character-count="9531"/>
  </office:meta>
</office:document-meta>
</file>